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a88d4" officeooo:paragraph-rsid="001a88d4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solid" style:text-underline-type="double" style:text-underline-width="auto" style:text-underline-color="font-color" officeooo:rsid="001ba861"/>
    </style:style>
    <style:style style:name="T3" style:family="text">
      <style:text-properties fo:language="en" fo:country="US" style:text-underline-style="solid" style:text-underline-type="double" style:text-underline-width="auto" style:text-underline-color="font-color" officeooo:rsid="001ba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Тест</text:span> <text:span text:style-name="T1">Тест Тест Тест </text:span><text:span text:style-name="T3">{{</text:span><text:span text:style-name="T1">Тест</text:span><text:span text:style-name="T3">}}</text:span><text:span text:style-name="T1"> Тест Тест </text:span><text:span text:style-name="T3">{{</text:span><text:span text:style-name="T1">Тест</text:span><text:span text:style-name="T3">}}</text:span><text:span text:style-name="T1"> Тест Тест Тест Тест Тест Тест Тест Тест Тес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2S</meta:editing-duration>
    <meta:editing-cycles>4</meta:editing-cycles>
    <meta:generator>LibreOffice/5.3.0.3$Windows_X86_64 LibreOffice_project/7074905676c47b82bbcfbea1aeefc84afe1c50e1</meta:generator>
    <dc:date>2017-05-23T14:24:56.795000000</dc:date>
    <meta:document-statistic meta:table-count="0" meta:image-count="0" meta:object-count="0" meta:page-count="1" meta:paragraph-count="1" meta:word-count="17" meta:character-count="92" meta:non-whitespace-character-count="76"/>
    <meta:user-defined meta:name="Info 1"/>
    <meta:user-defined meta:name="Info 2"/>
    <meta:user-defined meta:name="Info 3"/>
    <meta:user-defined meta:name="Info 4"/>
  </office:meta>
</office:document-meta>
</file>